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normal" officeooo:rsid="0016cd12" officeooo:paragraph-rsid="0016cd12" style:font-weight-asian="normal" style:font-weight-complex="normal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weight="normal" officeooo:rsid="0016cd12" officeooo:paragraph-rsid="0016cd12" style:font-weight-asian="normal" style:font-weight-complex="normal"/>
    </style:style>
    <style:style style:name="P4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fo:font-weight="normal" officeooo:rsid="0016cd12" officeooo:paragraph-rsid="0016cd12" style:font-weight-asian="normal" style:font-weight-complex="normal"/>
    </style:style>
    <style:style style:name="P5" style:family="paragraph" style:parent-style-name="Heading_20_1">
      <style:text-properties style:font-name="Arial" fo:font-size="12pt" fo:font-weight="bold" officeooo:paragraph-rsid="0016cd12" style:font-size-asian="12pt" style:font-weight-asian="bold" style:font-size-complex="12pt" style:font-weight-complex="bold"/>
    </style:style>
    <style:style style:name="T1" style:family="text">
      <style:text-properties officeooo:rsid="0016cd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1">AULA 12 – </text:span>GERENCIAMENTO DE PACOTES COM APTITUDE – LINUX DEBIAN</text:h>
      <text:p text:style-name="P1">*** <text:span text:style-name="T1">APTITUDE ***</text:span></text:p>
      <text:p text:style-name="P1"/>
      <text:p text:style-name="P3">aptitude update – Atualiza a lista de pacotes</text:p>
      <text:p text:style-name="P4">aptitude safe–upgrade <text:s/>– Atualiza os pacotes</text:p>
      <text:p text:style-name="P2">aptitude install [pacote] – Instala pacote</text:p>
      <text:p text:style-name="P4">aptitude remove [pacote] – Remove pacote</text:p>
      <text:p text:style-name="P3">aptitude purge [pacote] – Purga o pacote</text:p>
      <text:p text:style-name="P4">aptitude search [pacote] – Procura pelo pacote</text:p>
      <text:p text:style-name="P4">aptitude show [pacote] – Mostra se está instalado</text:p>
      <text:p text:style-name="P4">aptitude &lt;enter&gt; Roda aptitude interativamente; F10 para acessar menu</text:p>
      <text:p text:style-name="P4">aptitude -v(N) moo Easter Egg (repita v N vezes)</text:p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7T13:22:46.455446875</meta:creation-date>
    <dc:date>2020-01-24T19:01:30.079668398</dc:date>
    <meta:editing-duration>PT11M54S</meta:editing-duration>
    <meta:editing-cycles>2</meta:editing-cycles>
    <meta:generator>LibreOffice/6.3.3.2.0$Linux_X86_64 LibreOffice_project/30$Build-2</meta:generator>
    <meta:document-statistic meta:table-count="0" meta:image-count="0" meta:object-count="0" meta:page-count="1" meta:paragraph-count="11" meta:word-count="72" meta:character-count="501" meta:non-whitespace-character-count="431"/>
  </office:meta>
</office:document-meta>
</file>